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45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488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7516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2.8217in"/>
    </style:style>
    <style:style style:name="co8" style:family="table-column">
      <style:table-column-properties fo:break-before="auto" style:column-width="11.7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3" table:row="3" table:table="0"/>
          <office:change-info>
            <dc:creator> </dc:creator>
            <dc:date>2021-09-17T21:53:01.010000000</dc:date>
          </office:change-info>
          <table:previous>
            <table:change-track-table-cell office:value-type="string">
              <text:p>260-12627</text:p>
            </table:change-track-table-cell>
          </table:previous>
        </table:cell-content-change>
        <table:cell-content-change table:id="ct2">
          <table:cell-address table:column="5" table:row="7" table:table="0"/>
          <office:change-info>
            <dc:creator> </dc:creator>
            <dc:date>2021-09-18T15:34:33.315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6" table:row="7" table:table="0"/>
          <office:change-info>
            <dc:creator> </dc:creator>
            <dc:date>2021-09-18T15:34:36.152000000</dc:date>
          </office:change-info>
          <table:previous>
            <table:change-track-table-cell/>
          </table:previous>
        </table:cell-content-change>
        <table:movement table:id="ct4">
          <table:source-range-address table:start-column="0" table:start-row="3" table:start-table="0" table:end-column="8" table:end-row="2" table:end-table="0"/>
          <table:target-range-address table:start-column="0" table:start-row="24" table:start-table="0" table:end-column="8" table:end-row="24" table:end-table="0"/>
          <office:change-info>
            <dc:creator> </dc:creator>
            <dc:date>2021-09-18T15:36:58.669000000</dc:date>
          </office:change-info>
        </table:movement>
        <table:movement table:id="ct5">
          <table:source-range-address table:start-column="0" table:start-row="2" table:start-table="0" table:end-column="8" table:end-row="1" table:end-table="0"/>
          <table:target-range-address table:start-column="0" table:start-row="3" table:start-table="0" table:end-column="8" table:end-row="3" table:end-table="0"/>
          <office:change-info>
            <dc:creator> </dc:creator>
            <dc:date>2021-09-18T15:37:16.079000000</dc:date>
          </office:change-info>
          <table:dependencies>
            <table:dependency table:id="ct857"/>
            <table:dependency table:id="ct34"/>
          </table:dependencies>
        </table:movement>
        <table:cell-content-change table:id="ct6">
          <table:cell-address table:column="1" table:row="3" table:table="0"/>
          <office:change-info>
            <dc:creator> </dc:creator>
            <dc:date>2021-09-18T15:37:25.295000000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7">
          <table:cell-address table:column="2" table:row="3" table:table="0"/>
          <office:change-info>
            <dc:creator> </dc:creator>
            <dc:date>2021-09-18T15:37:28.824000000</dc:date>
          </office:change-info>
          <table:previous>
            <table:change-track-table-cell office:value-type="string">
              <text:p>Wilwood</text:p>
            </table:change-track-table-cell>
          </table:previous>
        </table:cell-content-change>
        <table:cell-content-change table:id="ct8">
          <table:cell-address table:column="7" table:row="3" table:table="0"/>
          <office:change-info>
            <dc:creator> </dc:creator>
            <dc:date>2021-09-18T15:37:34.030000000</dc:date>
          </office:change-info>
          <table:previous>
            <table:change-track-table-cell office:value-type="string">
              <text:p>M10x1.0</text:p>
            </table:change-track-table-cell>
          </table:previous>
        </table:cell-content-change>
        <table:cell-content-change table:id="ct9">
          <table:cell-address table:column="5" table:row="3" table:table="0"/>
          <office:change-info>
            <dc:creator> </dc:creator>
            <dc:date>2021-09-18T15:37:55.782000000</dc:date>
          </office:change-info>
          <table:previous>
            <table:change-track-table-cell office:value-type="float" office:value="45.3"/>
          </table:previous>
        </table:cell-content-change>
        <table:cell-content-change table:id="ct10">
          <table:cell-address table:column="7" table:row="3" table:table="0"/>
          <office:change-info>
            <dc:creator> </dc:creator>
            <dc:date>2021-09-18T15:38:04.281000000</dc:date>
          </office:change-info>
          <table:previous table:id="ct8">
            <table:change-track-table-cell/>
          </table:previous>
        </table:cell-content-change>
        <table:cell-content-change table:id="ct11">
          <table:cell-address table:column="8" table:row="3" table:table="0"/>
          <office:change-info>
            <dc:creator> </dc:creator>
            <dc:date>2021-09-18T15:38:05.187000000</dc:date>
          </office:change-info>
          <table:previous>
            <table:change-track-table-cell office:value-type="string">
              <text:p>https://www.amazon.com/Wilwood-260-10922-Adjustable-Proportioning-Valve/dp/B00EANSPFU/ref=sr_1_6?crid=366WAHZJDT4KM&amp;dchild=1&amp;keywords=wilwood+proportioning+valve&amp;qid=1631915517&amp;s=automotive&amp;sprefix=wilwood+pro%2Cautomotive%2C220&amp;sr=1-6</text:p>
            </table:change-track-table-cell>
          </table:previous>
        </table:cell-content-change>
        <table:cell-content-change table:id="ct12">
          <table:cell-address table:column="1" table:row="13" table:table="0"/>
          <office:change-info>
            <dc:creator> </dc:creator>
            <dc:date>2021-09-18T15:38:24.893000000</dc:date>
          </office:change-info>
          <table:previous>
            <table:change-track-table-cell office:value-type="string">
              <text:p>Summit</text:p>
            </table:change-track-table-cell>
          </table:previous>
        </table:cell-content-change>
        <table:cell-content-change table:id="ct13">
          <table:cell-address table:column="2" table:row="13" table:table="0"/>
          <office:change-info>
            <dc:creator> </dc:creator>
            <dc:date>2021-09-18T15:38:26.795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14" table:table="0"/>
          <office:change-info>
            <dc:creator> </dc:creator>
            <dc:date>2021-09-18T15:38:28.476000000</dc:date>
          </office:change-info>
          <table:previous>
            <table:change-track-table-cell office:value-type="string">
              <text:p>Summit</text:p>
            </table:change-track-table-cell>
          </table:previous>
        </table:cell-content-change>
        <table:cell-content-change table:id="ct15">
          <table:cell-address table:column="1" table:row="15" table:table="0"/>
          <office:change-info>
            <dc:creator> </dc:creator>
            <dc:date>2021-09-18T15:38:30.867000000</dc:date>
          </office:change-info>
          <table:previous>
            <table:change-track-table-cell office:value-type="string">
              <text:p>Summit</text:p>
            </table:change-track-table-cell>
          </table:previous>
        </table:cell-content-change>
        <table:cell-content-change table:id="ct16">
          <table:cell-address table:column="2" table:row="14" table:table="0"/>
          <office:change-info>
            <dc:creator> </dc:creator>
            <dc:date>2021-09-18T15:38:34.318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5" table:table="0"/>
          <office:change-info>
            <dc:creator> </dc:creator>
            <dc:date>2021-09-18T15:38:36.004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13" table:table="0"/>
          <office:change-info>
            <dc:creator> </dc:creator>
            <dc:date>2021-09-18T15:39:09.104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4" table:row="14" table:table="0"/>
          <office:change-info>
            <dc:creator> </dc:creator>
            <dc:date>2021-09-18T15:39:09.454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5" table:table="0"/>
          <office:change-info>
            <dc:creator> </dc:creator>
            <dc:date>2021-09-18T15:39:10.701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13" table:table="0"/>
          <office:change-info>
            <dc:creator> </dc:creator>
            <dc:date>2021-09-18T15:39:21.074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14" table:table="0"/>
          <office:change-info>
            <dc:creator> </dc:creator>
            <dc:date>2021-09-18T15:39:21.829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15" table:table="0"/>
          <office:change-info>
            <dc:creator> </dc:creator>
            <dc:date>2021-09-18T15:39:30.44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13" table:table="0"/>
          <office:change-info>
            <dc:creator> </dc:creator>
            <dc:date>2021-09-18T15:39:31.204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4" table:table="0"/>
          <office:change-info>
            <dc:creator> </dc:creator>
            <dc:date>2021-09-18T15:39:31.649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5" table:table="0"/>
          <office:change-info>
            <dc:creator> </dc:creator>
            <dc:date>2021-09-18T15:39:32.16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13" table:table="0"/>
          <office:change-info>
            <dc:creator> </dc:creator>
            <dc:date>2021-09-18T15:39:49.713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14" table:table="0"/>
          <office:change-info>
            <dc:creator> </dc:creator>
            <dc:date>2021-09-18T15:39:49.717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6" table:row="15" table:table="0"/>
          <office:change-info>
            <dc:creator> </dc:creator>
            <dc:date>2021-09-18T15:39:49.7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3" table:table="0"/>
          <office:change-info>
            <dc:creator> </dc:creator>
            <dc:date>2021-09-18T15:40:24.074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7" table:row="14" table:table="0"/>
          <office:change-info>
            <dc:creator> </dc:creator>
            <dc:date>2021-09-18T15:40:31.563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15" table:table="0"/>
          <office:change-info>
            <dc:creator> </dc:creator>
            <dc:date>2021-09-18T15:40:32.53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7" table:row="15" table:table="0"/>
          <office:change-info>
            <dc:creator> </dc:creator>
            <dc:date>2021-09-18T15:40:38.597000000</dc:date>
          </office:change-info>
          <table:previous table:id="ct32">
            <table:change-track-table-cell office:value-type="string">
              <text:p>M10x1.0 Male and M10x1.0 Female, 26”</text:p>
            </table:change-track-table-cell>
          </table:previous>
        </table:cell-content-change>
        <table:deletion table:id="ct34" table:type="row" table:position="2" table:table="0">
          <office:change-info>
            <dc:creator> </dc:creator>
            <dc:date>2021-09-18T15:44:42.749000000</dc:date>
          </office:change-info>
          <table:cut-offs>
            <table:movement-cut-off table:id="ct5" table:start-position="1" table:end-position="0"/>
          </table:cut-offs>
        </table:deletion>
        <table:deletion table:id="ct35" table:type="row" table:position="7" table:table="0">
          <office:change-info>
            <dc:creator> </dc:creator>
            <dc:date>2021-09-18T15:44:51.574000000</dc:date>
          </office:change-info>
          <table:deletions>
            <table:cell-content-deletion>
              <table:cell-address table:column="0" table:row="7" table:table="0"/>
              <table:change-track-table-cell office:value-type="string">
                <text:p>Axle Breather Kit</text:p>
              </table:change-track-table-cell>
            </table:cell-content-deletion>
            <table:cell-content-deletion>
              <table:cell-address table:column="1" table:row="7" table:table="0"/>
              <table:change-track-table-cell office:value-type="string">
                <text:p>Marlin Crawl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Marlin Crawl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MCAX-31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float" office:value="1"/>
            </table:cell-content-deletion>
            <table:cell-content-deletion>
              <table:cell-address table:column="8" table:row="7" table:table="0"/>
              <table:change-track-table-cell office:value-type="string">
                <text:p>https://www.marlincrawler.com/axle/rear-axle-parts/axle-breather-kit</text:p>
              </table:change-track-table-cell>
            </table:cell-content-deletion>
            <table:change-deletion table:id="ct847"/>
            <table:change-deletion table:id="ct36"/>
            <table:cell-content-deletion table:id="ct3">
              <table:change-track-table-cell table:cell-address="Sheet1.G8" table:formula="of:=[.F8]*[.E8]" office:value-type="float" office:value="269.9"/>
            </table:cell-content-deletion>
            <table:cell-content-deletion table:id="ct2">
              <table:change-track-table-cell office:value-type="float" office:value="35"/>
            </table:cell-content-deletion>
          </table:deletions>
        </table:deletion>
        <table:deletion table:id="ct36" table:type="row" table:position="7" table:table="0">
          <office:change-info>
            <dc:creator> </dc:creator>
            <dc:date>2021-09-19T03:10:04.577000000</dc:date>
          </office:change-info>
          <table:deletions>
            <table:cell-content-deletion>
              <table:cell-address table:column="0" table:row="7" table:table="0"/>
              <table:change-track-table-cell office:value-type="string">
                <text:p>Spindle Nut Kit</text:p>
              </table:change-track-table-cell>
            </table:cell-content-deletion>
            <table:cell-content-deletion>
              <table:cell-address table:column="1" table:row="7" table:table="0"/>
              <table:change-track-table-cell office:value-type="string">
                <text:p>Marlin Crawl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Marlin Crawl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MCHT-313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float" office:value="2"/>
            </table:cell-content-deletion>
            <table:cell-content-deletion>
              <table:cell-address table:column="5" table:row="7" table:table="0"/>
              <table:change-track-table-cell office:value-type="float" office:value="8.99"/>
            </table:cell-content-deletion>
            <table:cell-content-deletion>
              <table:cell-address table:column="6" table:row="7" table:table="0"/>
              <table:change-track-table-cell table:cell-address="Sheet1.G8" table:formula="of:=[.F8]*[.E8]" office:value-type="float" office:value="269.9"/>
            </table:cell-content-deletion>
            <table:cell-content-deletion>
              <table:cell-address table:column="8" table:row="7" table:table="0"/>
              <table:change-track-table-cell office:value-type="string">
                <text:p>https://www.marlincrawler.com/axle/front-axle-parts/front-hardware/hardware-front-hilux/standard-spindle-nut-kit</text:p>
              </table:change-track-table-cell>
            </table:cell-content-deletion>
          </table:deletions>
        </table:deletion>
        <table:cell-content-change table:id="ct37">
          <table:cell-address table:column="1" table:row="7" table:table="0"/>
          <office:change-info>
            <dc:creator> </dc:creator>
            <dc:date>2021-09-19T03:11:04.019000000</dc:date>
          </office:change-info>
          <table:previous>
            <table:change-track-table-cell office:value-type="string">
              <text:p>Marlin Crawler</text:p>
            </table:change-track-table-cell>
          </table:previous>
        </table:cell-content-change>
        <table:cell-content-change table:id="ct38">
          <table:cell-address table:column="2" table:row="7" table:table="0"/>
          <office:change-info>
            <dc:creator> </dc:creator>
            <dc:date>2021-09-19T03:11:05.829000000</dc:date>
          </office:change-info>
          <table:previous>
            <table:change-track-table-cell office:value-type="string">
              <text:p>Marlin Crawler</text:p>
            </table:change-track-table-cell>
          </table:previous>
        </table:cell-content-change>
        <table:cell-content-change table:id="ct39">
          <table:cell-address table:column="3" table:row="7" table:table="0"/>
          <office:change-info>
            <dc:creator> </dc:creator>
            <dc:date>2021-09-19T03:11:07.319000000</dc:date>
          </office:change-info>
          <table:previous>
            <table:change-track-table-cell office:value-type="string">
              <text:p>MCAX-1521</text:p>
            </table:change-track-table-cell>
          </table:previous>
        </table:cell-content-change>
        <table:cell-content-change table:id="ct40">
          <table:cell-address table:column="5" table:row="7" table:table="0"/>
          <office:change-info>
            <dc:creator> </dc:creator>
            <dc:date>2021-09-19T03:11:22.447000000</dc:date>
          </office:change-info>
          <table:previous>
            <table:change-track-table-cell office:value-type="float" office:value="54.86"/>
          </table:previous>
        </table:cell-content-change>
        <table:cell-content-change table:id="ct41">
          <table:cell-address table:column="8" table:row="7" table:table="0"/>
          <office:change-info>
            <dc:creator> </dc:creator>
            <dc:date>2021-09-19T03:11:24.646000000</dc:date>
          </office:change-info>
          <table:previous>
            <table:change-track-table-cell office:value-type="string">
              <text:p>https://www.marlincrawler.com/axle/front-axle-parts/front-service-parts/service-front-hilux/wheel-bearing-kit-1979-85-live-axle</text:p>
            </table:change-track-table-cell>
          </table:previous>
        </table:cell-content-change>
        <table:cell-content-change table:id="ct42">
          <table:cell-address table:column="0" table:row="7" table:table="0"/>
          <office:change-info>
            <dc:creator> </dc:creator>
            <dc:date>2021-09-19T03:11:31.337000000</dc:date>
          </office:change-info>
          <table:previous>
            <table:change-track-table-cell office:value-type="string">
              <text:p>Wheel Bearing Kit</text:p>
            </table:change-track-table-cell>
          </table:previous>
        </table:cell-content-change>
        <table:cell-content-change table:id="ct43">
          <table:cell-address table:column="1" table:row="7" table:table="0"/>
          <office:change-info>
            <dc:creator> </dc:creator>
            <dc:date>2021-09-19T03:11:31.337000000</dc:date>
          </office:change-info>
          <table:previous table:id="ct37">
            <table:change-track-table-cell office:value-type="string">
              <text:p>Front Range Offroad</text:p>
            </table:change-track-table-cell>
          </table:previous>
        </table:cell-content-change>
        <table:cell-content-change table:id="ct44">
          <table:cell-address table:column="2" table:row="7" table:table="0"/>
          <office:change-info>
            <dc:creator> </dc:creator>
            <dc:date>2021-09-19T03:11:31.337000000</dc:date>
          </office:change-info>
          <table:previous table:id="ct38">
            <table:change-track-table-cell office:value-type="string">
              <text:p>FROR</text:p>
            </table:change-track-table-cell>
          </table:previous>
        </table:cell-content-change>
        <table:cell-content-change table:id="ct45">
          <table:cell-address table:column="4" table:row="7" table:table="0"/>
          <office:change-info>
            <dc:creator> </dc:creator>
            <dc:date>2021-09-19T03:11:31.337000000</dc:date>
          </office:change-info>
          <table:previous>
            <table:change-track-table-cell office:value-type="float" office:value="2"/>
          </table:previous>
        </table:cell-content-change>
        <table:cell-content-change table:id="ct46">
          <table:cell-address table:column="5" table:row="7" table:table="0"/>
          <office:change-info>
            <dc:creator> </dc:creator>
            <dc:date>2021-09-19T03:11:31.337000000</dc:date>
          </office:change-info>
          <table:previous table:id="ct40">
            <table:change-track-table-cell office:value-type="float" office:value="53.99"/>
          </table:previous>
        </table:cell-content-change>
        <table:cell-content-change table:id="ct47">
          <table:cell-address table:column="6" table:row="7" table:table="0"/>
          <office:change-info>
            <dc:creator> </dc:creator>
            <dc:date>2021-09-19T03:11:31.337000000</dc:date>
          </office:change-info>
          <table:previous>
            <table:change-track-table-cell table:cell-address="Sheet1.G8" table:formula="of:=[.F8]*[.E8]" office:value-type="float" office:value="269.9"/>
          </table:previous>
        </table:cell-content-change>
        <table:cell-content-change table:id="ct48">
          <table:cell-address table:column="8" table:row="7" table:table="0"/>
          <office:change-info>
            <dc:creator> </dc:creator>
            <dc:date>2021-09-19T03:11:31.337000000</dc:date>
          </office:change-info>
          <table:previous table:id="ct41">
            <table:change-track-table-cell office:value-type="string">
              <text:p>https://frontrangeoffroadfab.com/wheel-bearing-kit/</text:p>
            </table:change-track-table-cell>
          </table:previous>
        </table:cell-content-change>
        <table:insertion table:id="ct49" table:type="row" table:position="16" table:table="0">
          <office:change-info>
            <dc:creator> </dc:creator>
            <dc:date>2021-09-19T03:11:40.270000000</dc:date>
          </office:change-info>
          <table:dependencies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203"/>
            <table:dependency table:id="ct202"/>
            <table:dependency table:id="ct201"/>
            <table:dependency table:id="ct200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</table:dependencies>
        </table:insertion>
        <table:cell-content-change table:id="ct50">
          <table:cell-address table:column="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1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1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1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2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2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2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2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2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2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3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3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3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3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3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3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3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4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4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4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4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4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4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4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5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5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5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5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5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5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5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5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6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6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6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6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6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6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6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7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7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7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7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7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7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7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8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8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8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8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8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8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8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8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9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9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9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9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9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9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9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9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0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0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0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0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0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0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0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0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11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11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1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11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11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11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1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11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12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12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2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2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12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12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12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13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3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13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3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13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6">
          <table:cell-address table:column="13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7">
          <table:cell-address table:column="13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3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4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14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14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4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14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14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14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14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15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15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5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5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5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2">
          <table:cell-address table:column="15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15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15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16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16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16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16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16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6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6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7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7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7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17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17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7">
          <table:cell-address table:column="17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17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89">
          <table:cell-address table:column="17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18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18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18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18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4">
          <table:cell-address table:column="18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18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18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7">
          <table:cell-address table:column="18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9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199">
          <table:cell-address table:column="19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19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19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19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9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19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19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6">
          <table:cell-address table:column="20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20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20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20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0">
          <table:cell-address table:column="20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20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20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20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1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1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21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21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21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21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21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22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22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22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22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22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22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7">
          <table:cell-address table:column="22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22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3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3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1">
          <table:cell-address table:column="23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23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23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23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23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3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4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24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24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24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24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4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3">
          <table:cell-address table:column="24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24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25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25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25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25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25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5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25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26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26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26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26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26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26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26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26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27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27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272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27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27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276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278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279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80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81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283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284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285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287" table:row="16" table:table="0"/>
          <office:change-info>
            <dc:creator> </dc:creator>
            <dc:date>2021-09-19T03:11:42.149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28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28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29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29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29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29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29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29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9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29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30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30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30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30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30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30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30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31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31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31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31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31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6">
          <table:cell-address table:column="31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31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31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2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32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32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32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32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32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32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6">
          <table:cell-address table:column="32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7">
          <table:cell-address table:column="33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33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3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33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33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33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33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4">
          <table:cell-address table:column="33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5">
          <table:cell-address table:column="34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34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34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34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34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34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34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35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35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35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35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35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5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35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35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36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36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36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36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36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36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36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36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37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39">
          <table:cell-address table:column="37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37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37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2">
          <table:cell-address table:column="37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3">
          <table:cell-address table:column="37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37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37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38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38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38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38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38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38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8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8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39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39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39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9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39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39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0">
          <table:cell-address table:column="39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40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2">
          <table:cell-address table:column="40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3">
          <table:cell-address table:column="40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40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40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40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7">
          <table:cell-address table:column="40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40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41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41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41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41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41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41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41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41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42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42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42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42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2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42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42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42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43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43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43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43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43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43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43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44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44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4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4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44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44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44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44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45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45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45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45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45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45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45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45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46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46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46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46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46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46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46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46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47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47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47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47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47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47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47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47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48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48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48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48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48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48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48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49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2">
          <table:cell-address table:column="49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49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49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49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49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49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49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50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50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1">
          <table:cell-address table:column="50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50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50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50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50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50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51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51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51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51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51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51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51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51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52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6">
          <table:cell-address table:column="52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52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52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52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0">
          <table:cell-address table:column="52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1">
          <table:cell-address table:column="52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2">
          <table:cell-address table:column="53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3">
          <table:cell-address table:column="53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4">
          <table:cell-address table:column="53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5">
          <table:cell-address table:column="53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6">
          <table:cell-address table:column="53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53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53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53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54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54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54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54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54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5">
          <table:cell-address table:column="54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6">
          <table:cell-address table:column="54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7">
          <table:cell-address table:column="54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8">
          <table:cell-address table:column="55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79">
          <table:cell-address table:column="55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55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1">
          <table:cell-address table:column="55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2">
          <table:cell-address table:column="55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3">
          <table:cell-address table:column="55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4">
          <table:cell-address table:column="55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5">
          <table:cell-address table:column="55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6">
          <table:cell-address table:column="56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7">
          <table:cell-address table:column="56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8">
          <table:cell-address table:column="56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89">
          <table:cell-address table:column="56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0">
          <table:cell-address table:column="56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1">
          <table:cell-address table:column="56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2">
          <table:cell-address table:column="56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3">
          <table:cell-address table:column="56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4">
          <table:cell-address table:column="57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5">
          <table:cell-address table:column="57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6">
          <table:cell-address table:column="57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7">
          <table:cell-address table:column="57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8">
          <table:cell-address table:column="57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57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0">
          <table:cell-address table:column="57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1">
          <table:cell-address table:column="58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2">
          <table:cell-address table:column="58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3">
          <table:cell-address table:column="58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4">
          <table:cell-address table:column="58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5">
          <table:cell-address table:column="58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58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7">
          <table:cell-address table:column="58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8">
          <table:cell-address table:column="58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59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0">
          <table:cell-address table:column="59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1">
          <table:cell-address table:column="59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59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59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59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59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59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60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60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60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0">
          <table:cell-address table:column="60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1">
          <table:cell-address table:column="60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2">
          <table:cell-address table:column="60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3">
          <table:cell-address table:column="60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60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61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61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61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61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29">
          <table:cell-address table:column="61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0">
          <table:cell-address table:column="61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61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62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62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62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5">
          <table:cell-address table:column="62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62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62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8">
          <table:cell-address table:column="62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39">
          <table:cell-address table:column="62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0">
          <table:cell-address table:column="63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1">
          <table:cell-address table:column="63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2">
          <table:cell-address table:column="63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3">
          <table:cell-address table:column="63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3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63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63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63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8">
          <table:cell-address table:column="64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49">
          <table:cell-address table:column="64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0">
          <table:cell-address table:column="64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64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64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64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64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64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65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65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65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65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65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65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65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3">
          <table:cell-address table:column="65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66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66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66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66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66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66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66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67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2">
          <table:cell-address table:column="67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3">
          <table:cell-address table:column="672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4">
          <table:cell-address table:column="67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5">
          <table:cell-address table:column="67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6">
          <table:cell-address table:column="67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7">
          <table:cell-address table:column="677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8">
          <table:cell-address table:column="679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79">
          <table:cell-address table:column="680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0">
          <table:cell-address table:column="681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1">
          <table:cell-address table:column="683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2">
          <table:cell-address table:column="684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3">
          <table:cell-address table:column="685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4">
          <table:cell-address table:column="686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688" table:row="16" table:table="0"/>
          <office:change-info>
            <dc:creator> </dc:creator>
            <dc:date>2021-09-19T03:11:42.15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68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69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88">
          <table:cell-address table:column="69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89">
          <table:cell-address table:column="69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69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69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69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69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69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70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70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70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8">
          <table:cell-address table:column="70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599">
          <table:cell-address table:column="70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0">
          <table:cell-address table:column="70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1">
          <table:cell-address table:column="70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2">
          <table:cell-address table:column="71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71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71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71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71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71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71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71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72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1">
          <table:cell-address table:column="72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2">
          <table:cell-address table:column="72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72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4">
          <table:cell-address table:column="72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5">
          <table:cell-address table:column="72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6">
          <table:cell-address table:column="72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7">
          <table:cell-address table:column="72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8">
          <table:cell-address table:column="73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19">
          <table:cell-address table:column="73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0">
          <table:cell-address table:column="73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1">
          <table:cell-address table:column="73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73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73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73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5">
          <table:cell-address table:column="73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6">
          <table:cell-address table:column="74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7">
          <table:cell-address table:column="74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8">
          <table:cell-address table:column="74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29">
          <table:cell-address table:column="74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0">
          <table:cell-address table:column="74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1">
          <table:cell-address table:column="74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2">
          <table:cell-address table:column="74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74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4">
          <table:cell-address table:column="75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75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75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75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8">
          <table:cell-address table:column="75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39">
          <table:cell-address table:column="75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0">
          <table:cell-address table:column="75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1">
          <table:cell-address table:column="76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2">
          <table:cell-address table:column="76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76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76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76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76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6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76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77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77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77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77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77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4">
          <table:cell-address table:column="77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5">
          <table:cell-address table:column="77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6">
          <table:cell-address table:column="77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7">
          <table:cell-address table:column="78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8">
          <table:cell-address table:column="78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59">
          <table:cell-address table:column="78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0">
          <table:cell-address table:column="78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1">
          <table:cell-address table:column="78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2">
          <table:cell-address table:column="78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3">
          <table:cell-address table:column="78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4">
          <table:cell-address table:column="78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5">
          <table:cell-address table:column="79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6">
          <table:cell-address table:column="79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7">
          <table:cell-address table:column="79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8">
          <table:cell-address table:column="79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69">
          <table:cell-address table:column="79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0">
          <table:cell-address table:column="79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1">
          <table:cell-address table:column="79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2">
          <table:cell-address table:column="80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3">
          <table:cell-address table:column="80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4">
          <table:cell-address table:column="80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5">
          <table:cell-address table:column="80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80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7">
          <table:cell-address table:column="80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8">
          <table:cell-address table:column="80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79">
          <table:cell-address table:column="80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0">
          <table:cell-address table:column="81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1">
          <table:cell-address table:column="81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2">
          <table:cell-address table:column="81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3">
          <table:cell-address table:column="81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4">
          <table:cell-address table:column="81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5">
          <table:cell-address table:column="81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81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81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82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82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82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1">
          <table:cell-address table:column="82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82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3">
          <table:cell-address table:column="82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82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82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83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7">
          <table:cell-address table:column="83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83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699">
          <table:cell-address table:column="83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0">
          <table:cell-address table:column="83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1">
          <table:cell-address table:column="83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2">
          <table:cell-address table:column="83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3">
          <table:cell-address table:column="83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4">
          <table:cell-address table:column="84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5">
          <table:cell-address table:column="84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6">
          <table:cell-address table:column="84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7">
          <table:cell-address table:column="84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8">
          <table:cell-address table:column="84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84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84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85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85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85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85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5">
          <table:cell-address table:column="85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6">
          <table:cell-address table:column="85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7">
          <table:cell-address table:column="85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8">
          <table:cell-address table:column="85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19">
          <table:cell-address table:column="86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0">
          <table:cell-address table:column="86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1">
          <table:cell-address table:column="86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2">
          <table:cell-address table:column="86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3">
          <table:cell-address table:column="86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4">
          <table:cell-address table:column="86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5">
          <table:cell-address table:column="86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6">
          <table:cell-address table:column="86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7">
          <table:cell-address table:column="87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8">
          <table:cell-address table:column="87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29">
          <table:cell-address table:column="87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0">
          <table:cell-address table:column="87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1">
          <table:cell-address table:column="87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2">
          <table:cell-address table:column="87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3">
          <table:cell-address table:column="87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4">
          <table:cell-address table:column="87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5">
          <table:cell-address table:column="88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6">
          <table:cell-address table:column="88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7">
          <table:cell-address table:column="88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8">
          <table:cell-address table:column="88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39">
          <table:cell-address table:column="88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0">
          <table:cell-address table:column="88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1">
          <table:cell-address table:column="88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2">
          <table:cell-address table:column="89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3">
          <table:cell-address table:column="89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4">
          <table:cell-address table:column="89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5">
          <table:cell-address table:column="89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6">
          <table:cell-address table:column="89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7">
          <table:cell-address table:column="89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8">
          <table:cell-address table:column="89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49">
          <table:cell-address table:column="89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0">
          <table:cell-address table:column="90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1">
          <table:cell-address table:column="90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2">
          <table:cell-address table:column="90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3">
          <table:cell-address table:column="90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4">
          <table:cell-address table:column="90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5">
          <table:cell-address table:column="90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6">
          <table:cell-address table:column="90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7">
          <table:cell-address table:column="90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8">
          <table:cell-address table:column="91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59">
          <table:cell-address table:column="91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0">
          <table:cell-address table:column="91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1">
          <table:cell-address table:column="91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91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3">
          <table:cell-address table:column="91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91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91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92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92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92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69">
          <table:cell-address table:column="92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0">
          <table:cell-address table:column="92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1">
          <table:cell-address table:column="92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2">
          <table:cell-address table:column="92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92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4">
          <table:cell-address table:column="93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93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93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7">
          <table:cell-address table:column="93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93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79">
          <table:cell-address table:column="93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93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1">
          <table:cell-address table:column="94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94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3">
          <table:cell-address table:column="94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94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94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6">
          <table:cell-address table:column="94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7">
          <table:cell-address table:column="94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94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89">
          <table:cell-address table:column="95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95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95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2">
          <table:cell-address table:column="95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95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95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95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95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7">
          <table:cell-address table:column="96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96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96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96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1">
          <table:cell-address table:column="96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96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3">
          <table:cell-address table:column="96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4">
          <table:cell-address table:column="96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97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97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7">
          <table:cell-address table:column="97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8">
          <table:cell-address table:column="97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97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97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97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2">
          <table:cell-address table:column="98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98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4">
          <table:cell-address table:column="98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98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98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98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98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98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99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99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99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3">
          <table:cell-address table:column="99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4">
          <table:cell-address table:column="99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99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6">
          <table:cell-address table:column="99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99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00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100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100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1">
          <table:cell-address table:column="100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2">
          <table:cell-address table:column="1005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100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4">
          <table:cell-address table:column="100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100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010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7">
          <table:cell-address table:column="101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8">
          <table:cell-address table:column="101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1014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0">
          <table:cell-address table:column="1016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1017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018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1019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1021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5">
          <table:cell-address table:column="1022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1023" table:row="16" table:table="0"/>
          <office:change-info>
            <dc:creator> </dc:creator>
            <dc:date>2021-09-19T03:11:42.165000000</dc:date>
          </office:change-info>
          <table:previous>
            <table:change-track-table-cell/>
          </table:previous>
        </table:cell-content-change>
        <table:deletion table:id="ct847" table:type="row" table:position="7" table:table="0">
          <office:change-info>
            <dc:creator> </dc:creator>
            <dc:date>2021-09-19T03:11:45.815000000</dc:date>
          </office:change-info>
          <table:deletions>
            <table:cell-content-deletion>
              <table:cell-address table:column="0" table:row="7" table:table="0"/>
              <table:change-track-table-cell office:value-type="string">
                <text:p>Wheel Bearing Kit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float" office:value="2"/>
            </table:cell-content-deletion>
            <table:cell-content-deletion>
              <table:cell-address table:column="6" table:row="7" table:table="0"/>
              <table:change-track-table-cell table:cell-address="Sheet1.G8" table:formula="of:=[.F8]*[.E8]" office:value-type="float" office:value="269.9"/>
            </table:cell-content-deletion>
            <table:cell-content-deletion table:id="ct47">
              <table:change-track-table-cell/>
            </table:cell-content-deletion>
            <table:cell-content-deletion table:id="ct45">
              <table:change-track-table-cell/>
            </table:cell-content-deletion>
            <table:cell-content-deletion table:id="ct42">
              <table:change-track-table-cell/>
            </table:cell-content-deletion>
            <table:cell-content-deletion table:id="ct48">
              <table:change-track-table-cell/>
            </table:cell-content-deletion>
            <table:cell-content-deletion table:id="ct46">
              <table:change-track-table-cell/>
            </table:cell-content-deletion>
            <table:cell-content-deletion table:id="ct39">
              <table:change-track-table-cell/>
            </table:cell-content-deletion>
            <table:cell-content-deletion table:id="ct44">
              <table:change-track-table-cell/>
            </table:cell-content-deletion>
            <table:cell-content-deletion table:id="ct43">
              <table:change-track-table-cell/>
            </table:cell-content-deletion>
          </table:deletions>
        </table:deletion>
        <table:cell-content-change table:id="ct848">
          <table:cell-address table:column="0" table:row="3" table:table="0"/>
          <office:change-info>
            <dc:creator> </dc:creator>
            <dc:date>2021-09-19T03:11:57.829000000</dc:date>
          </office:change-info>
          <table:previous>
            <table:change-track-table-cell office:value-type="string">
              <text:p>Proportioning Valve</text:p>
            </table:change-track-table-cell>
          </table:previous>
        </table:cell-content-change>
        <table:cell-content-change table:id="ct849">
          <table:cell-address table:column="1" table:row="3" table:table="0"/>
          <office:change-info>
            <dc:creator> </dc:creator>
            <dc:date>2021-09-19T03:11:57.829000000</dc:date>
          </office:change-info>
          <table:previous table:id="ct6">
            <table:change-track-table-cell office:value-type="string">
              <text:p>Front Range Offroad</text:p>
            </table:change-track-table-cell>
          </table:previous>
        </table:cell-content-change>
        <table:cell-content-change table:id="ct850">
          <table:cell-address table:column="2" table:row="3" table:table="0"/>
          <office:change-info>
            <dc:creator> </dc:creator>
            <dc:date>2021-09-19T03:11:57.829000000</dc:date>
          </office:change-info>
          <table:previous table:id="ct7">
            <table:change-track-table-cell office:value-type="string">
              <text:p>FROR</text:p>
            </table:change-track-table-cell>
          </table:previous>
        </table:cell-content-change>
        <table:cell-content-change table:id="ct851">
          <table:cell-address table:column="3" table:row="3" table:table="0"/>
          <office:change-info>
            <dc:creator> </dc:creator>
            <dc:date>2021-09-19T03:11:57.829000000</dc:date>
          </office:change-info>
          <table:previous table:id="ct1">
            <table:change-track-table-cell office:value-type="string">
              <text:p>‎260-10922</text:p>
            </table:change-track-table-cell>
          </table:previous>
        </table:cell-content-change>
        <table:cell-content-change table:id="ct852">
          <table:cell-address table:column="4" table:row="3" table:table="0"/>
          <office:change-info>
            <dc:creator> </dc:creator>
            <dc:date>2021-09-19T03:11:57.829000000</dc:date>
          </office:change-info>
          <table:previous>
            <table:change-track-table-cell office:value-type="float" office:value="1"/>
          </table:previous>
        </table:cell-content-change>
        <table:cell-content-change table:id="ct853">
          <table:cell-address table:column="5" table:row="3" table:table="0"/>
          <office:change-info>
            <dc:creator> </dc:creator>
            <dc:date>2021-09-19T03:11:57.829000000</dc:date>
          </office:change-info>
          <table:previous table:id="ct9">
            <table:change-track-table-cell office:value-type="float" office:value="79"/>
          </table:previous>
        </table:cell-content-change>
        <table:cell-content-change table:id="ct854">
          <table:cell-address table:column="6" table:row="3" table:table="0"/>
          <office:change-info>
            <dc:creator> </dc:creator>
            <dc:date>2021-09-19T03:11:57.829000000</dc:date>
          </office:change-info>
          <table:previous>
            <table:change-track-table-cell table:cell-address="Sheet1.G4" table:formula="of:=[.F4]*[.E4]" office:value-type="float" office:value="1.6"/>
          </table:previous>
        </table:cell-content-change>
        <table:cell-content-change table:id="ct855">
          <table:cell-address table:column="7" table:row="3" table:table="0"/>
          <office:change-info>
            <dc:creator> </dc:creator>
            <dc:date>2021-09-19T03:11:57.829000000</dc:date>
          </office:change-info>
          <table:previous table:id="ct10">
            <table:change-track-table-cell office:value-type="string">
              <text:p>Prop valve kit with adapters</text:p>
            </table:change-track-table-cell>
          </table:previous>
        </table:cell-content-change>
        <table:cell-content-change table:id="ct856">
          <table:cell-address table:column="8" table:row="3" table:table="0"/>
          <office:change-info>
            <dc:creator> </dc:creator>
            <dc:date>2021-09-19T03:11:57.829000000</dc:date>
          </office:change-info>
          <table:previous table:id="ct11">
            <table:change-track-table-cell office:value-type="string">
              <text:p>https://frontrangeoffroadfab.com/proportioning-valve-kit/</text:p>
            </table:change-track-table-cell>
          </table:previous>
        </table:cell-content-change>
        <table:deletion table:id="ct857" table:type="row" table:position="3" table:table="0">
          <office:change-info>
            <dc:creator> </dc:creator>
            <dc:date>2021-09-19T03:12:00.097000000</dc:date>
          </office:change-info>
          <table:deletions>
            <table:cell-content-deletion>
              <table:cell-address table:column="0" table:row="3" table:table="0"/>
              <table:change-track-table-cell office:value-type="string">
                <text:p>Proportioning Valve</text:p>
              </table:change-track-table-cell>
            </table:cell-content-deletion>
            <table:cell-content-deletion>
              <table:cell-address table:column="1" table:row="3" table:table="0"/>
              <table:change-track-table-cell office:value-type="string">
                <text:p>Amazon</text:p>
              </table:change-track-table-cell>
            </table:cell-content-deletion>
            <table:cell-content-deletion>
              <table:cell-address table:column="2" table:row="3" table:table="0"/>
              <table:change-track-table-cell office:value-type="string">
                <text:p>Wilwood</text:p>
              </table:change-track-table-cell>
            </table:cell-content-deletion>
            <table:cell-content-deletion>
              <table:cell-address table:column="4" table:row="3" table:table="0"/>
              <table:change-track-table-cell office:value-type="float" office:value="1"/>
            </table:cell-content-deletion>
            <table:cell-content-deletion>
              <table:cell-address table:column="5" table:row="3" table:table="0"/>
              <table:change-track-table-cell office:value-type="float" office:value="45.3"/>
            </table:cell-content-deletion>
            <table:cell-content-deletion>
              <table:cell-address table:column="6" table:row="3" table:table="0"/>
              <table:change-track-table-cell table:cell-address="Sheet1.G4" table:formula="of:=[.F4]*[.E4]" office:value-type="float" office:value="1.6"/>
            </table:cell-content-deletion>
            <table:cell-content-deletion>
              <table:cell-address table:column="7" table:row="3" table:table="0"/>
              <table:change-track-table-cell office:value-type="string">
                <text:p>M10x1.0</text:p>
              </table:change-track-table-cell>
            </table:cell-content-deletion>
            <table:cell-content-deletion>
              <table:cell-address table:column="8" table:row="3" table:table="0"/>
              <table:change-track-table-cell office:value-type="string">
                <text:p>https://www.amazon.com/Wilwood-260-10922-Adjustable-Proportioning-Valve/dp/B00EANSPFU/ref=sr_1_6?crid=366WAHZJDT4KM&amp;dchild=1&amp;keywords=wilwood+proportioning+valve&amp;qid=1631915517&amp;s=automotive&amp;sprefix=wilwood+pro%2Cautomotive%2C220&amp;sr=1-6</text:p>
              </table:change-track-table-cell>
            </table:cell-content-deletion>
            <table:cell-content-deletion>
              <table:cell-address table:column="0" table:row="3" table:table="0"/>
              <table:change-track-table-cell office:value-type="string">
                <text:p>Proportioning Valve</text:p>
              </table:change-track-table-cell>
            </table:cell-content-deletion>
            <table:cell-content-deletion>
              <table:cell-address table:column="4" table:row="3" table:table="0"/>
              <table:change-track-table-cell office:value-type="float" office:value="1"/>
            </table:cell-content-deletion>
            <table:cell-content-deletion>
              <table:cell-address table:column="6" table:row="3" table:table="0"/>
              <table:change-track-table-cell table:cell-address="Sheet1.G4" table:formula="of:=[.F4]*[.E4]" office:value-type="float" office:value="1.6"/>
            </table:cell-content-deletion>
            <table:cell-content-deletion table:id="ct854">
              <table:change-track-table-cell/>
            </table:cell-content-deletion>
            <table:cell-content-deletion table:id="ct852">
              <table:change-track-table-cell/>
            </table:cell-content-deletion>
            <table:cell-content-deletion table:id="ct848">
              <table:change-track-table-cell/>
            </table:cell-content-deletion>
            <table:cell-content-deletion table:id="ct856">
              <table:change-track-table-cell/>
            </table:cell-content-deletion>
            <table:cell-content-deletion table:id="ct853">
              <table:change-track-table-cell/>
            </table:cell-content-deletion>
            <table:cell-content-deletion table:id="ct855">
              <table:change-track-table-cell/>
            </table:cell-content-deletion>
            <table:cell-content-deletion table:id="ct850">
              <table:change-track-table-cell/>
            </table:cell-content-deletion>
            <table:cell-content-deletion table:id="ct849">
              <table:change-track-table-cell/>
            </table:cell-content-deletion>
            <table:change-deletion table:id="ct5"/>
            <table:cell-content-deletion table:id="ct851">
              <table:change-track-table-cell/>
            </table:cell-content-deletion>
          </table:deletions>
          <table:cut-offs>
            <table:movement-cut-off table:id="ct4" table:start-position="1" table:end-position="0"/>
          </table:cut-offs>
        </table:deletion>
        <table:insertion table:id="ct858" table:type="row" table:position="17" table:table="0">
          <office:change-info>
            <dc:creator> </dc:creator>
            <dc:date>2021-09-19T03:12:03.580000000</dc:date>
          </office:change-info>
          <table:dependencies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</table:dependencies>
        </table:insertion>
        <table:cell-content-change table:id="ct859">
          <table:cell-address table:column="0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0">
          <table:cell-address table:column="1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3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4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5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6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7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7">
          <table:cell-address table:column="8" table:row="17" table:table="0"/>
          <office:change-info>
            <dc:creator> </dc:creator>
            <dc:date>2021-09-19T03:12:05.703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8" table:row="1" table:table="0"/>
          <office:change-info>
            <dc:creator> </dc:creator>
            <dc:date>2021-09-19T03:16:32.702000000</dc:date>
          </office:change-info>
          <table:previous>
            <table:change-track-table-cell office:value-type="string">
              <text:p>https://www.amazon.com/gp/product/B0014B5TT6/ref=ox_sc_act_title_2?smid=ATVPDKIKX0DER&amp;psc=1</text:p>
            </table:change-track-table-cell>
          </table:previous>
        </table:cell-content-change>
        <table:cell-content-change table:id="ct869">
          <table:cell-address table:column="7" table:row="1" table:table="0"/>
          <office:change-info>
            <dc:creator> </dc:creator>
            <dc:date>2021-09-19T03:16:39.164000000</dc:date>
          </office:change-info>
          <table:previous>
            <table:change-track-table-cell office:value-type="string">
              <text:p>M10x1.0</text:p>
            </table:change-track-table-cell>
          </table:previous>
        </table:cell-content-change>
        <table:cell-content-change table:id="ct870">
          <table:cell-address table:column="3" table:row="1" table:table="0"/>
          <office:change-info>
            <dc:creator> </dc:creator>
            <dc:date>2021-09-19T03:17:13.016000000</dc:date>
          </office:change-info>
          <table:previous>
            <table:change-track-table-cell office:value-type="float" office:value="639610"/>
          </table:previous>
        </table:cell-content-change>
        <table:cell-content-change table:id="ct871">
          <table:cell-address table:column="5" table:row="1" table:table="0"/>
          <office:change-info>
            <dc:creator> </dc:creator>
            <dc:date>2021-09-19T03:17:27.824000000</dc:date>
          </office:change-info>
          <table:previous>
            <table:change-track-table-cell office:value-type="float" office:value="14.63"/>
          </table:previous>
        </table:cell-content-change>
        <table:cell-content-change table:id="ct872">
          <table:cell-address table:column="1" table:row="3" table:table="0"/>
          <office:change-info>
            <dc:creator> </dc:creator>
            <dc:date>2021-10-23T14:14:42.505000000</dc:date>
          </office:change-info>
          <table:previous>
            <table:change-track-table-cell office:value-type="string">
              <text:p>Fittings.space</text:p>
            </table:change-track-table-cell>
          </table:previous>
        </table:cell-content-change>
        <table:cell-content-change table:id="ct873">
          <table:cell-address table:column="2" table:row="3" table:table="0"/>
          <office:change-info>
            <dc:creator> </dc:creator>
            <dc:date>2021-10-23T14:14:44.449000000</dc:date>
          </office:change-info>
          <table:previous>
            <table:change-track-table-cell office:value-type="string">
              <text:p>Dynapex</text:p>
            </table:change-track-table-cell>
          </table:previous>
        </table:cell-content-change>
        <table:cell-content-change table:id="ct874">
          <table:cell-address table:column="3" table:row="3" table:table="0"/>
          <office:change-info>
            <dc:creator> </dc:creator>
            <dc:date>2021-10-23T14:14:52.751000000</dc:date>
          </office:change-info>
          <table:previous>
            <table:change-track-table-cell office:value-type="string">
              <text:p>gsm13_m10x10m_fsc</text:p>
            </table:change-track-table-cell>
          </table:previous>
        </table:cell-content-change>
        <table:cell-content-change table:id="ct875">
          <table:cell-address table:column="5" table:row="3" table:table="0"/>
          <office:change-info>
            <dc:creator> </dc:creator>
            <dc:date>2021-10-23T14:15:25.512000000</dc:date>
          </office:change-info>
          <table:previous>
            <table:change-track-table-cell office:value-type="float" office:value="5.49"/>
          </table:previous>
        </table:cell-content-change>
        <table:cell-content-change table:id="ct876">
          <table:cell-address table:column="8" table:row="3" table:table="0"/>
          <office:change-info>
            <dc:creator> </dc:creator>
            <dc:date>2021-10-23T14:15:30.506000000</dc:date>
          </office:change-info>
          <table:previous>
            <table:change-track-table-cell office:value-type="string">
              <text:p>https://www.fittings.space/gsm13-m10x10m-fsc</text:p>
            </table:change-track-table-cell>
          </table:previous>
        </table:cell-content-change>
        <table:cell-content-change table:id="ct877">
          <table:cell-address table:column="1" table:row="4" table:table="0"/>
          <office:change-info>
            <dc:creator> </dc:creator>
            <dc:date>2021-10-23T14:15:48.360000000</dc:date>
          </office:change-info>
          <table:previous>
            <table:change-track-table-cell office:value-type="string">
              <text:p>Fittings.space</text:p>
            </table:change-track-table-cell>
          </table:previous>
        </table:cell-content-change>
        <table:cell-content-change table:id="ct878">
          <table:cell-address table:column="2" table:row="4" table:table="0"/>
          <office:change-info>
            <dc:creator> </dc:creator>
            <dc:date>2021-10-23T14:15:55.297000000</dc:date>
          </office:change-info>
          <table:previous>
            <table:change-track-table-cell office:value-type="string">
              <text:p>Dynapex</text:p>
            </table:change-track-table-cell>
          </table:previous>
        </table:cell-content-change>
        <table:cell-content-change table:id="ct879">
          <table:cell-address table:column="3" table:row="4" table:table="0"/>
          <office:change-info>
            <dc:creator> </dc:creator>
            <dc:date>2021-10-23T14:15:58.053000000</dc:date>
          </office:change-info>
          <table:previous>
            <table:change-track-table-cell office:value-type="string">
              <text:p>zcw10_010_016</text:p>
            </table:change-track-table-cell>
          </table:previous>
        </table:cell-content-change>
        <table:cell-content-change table:id="ct880">
          <table:cell-address table:column="8" table:row="4" table:table="0"/>
          <office:change-info>
            <dc:creator> </dc:creator>
            <dc:date>2021-10-23T14:16:06.176000000</dc:date>
          </office:change-info>
          <table:previous>
            <table:change-track-table-cell office:value-type="string">
              <text:p>https://www.fittings.space/zcw10-010-016</text:p>
            </table:change-track-table-cell>
          </table:previous>
        </table:cell-content-change>
        <table:cell-content-change table:id="ct881">
          <table:cell-address table:column="7" table:row="4" table:table="0"/>
          <office:change-info>
            <dc:creator> </dc:creator>
            <dc:date>2021-10-23T14:16:10.536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7" office:value-type="string" calcext:value-type="string">
            <text:p>Unit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Speed Bleede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ussell</text:p>
          </table:table-cell>
          <table:table-cell office:value-type="float" office:value="639560" calcext:value-type="float">
            <text:p>639560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2.7" calcext:value-type="currency">
            <text:p>$12.70</text:p>
          </table:table-cell>
          <table:table-cell table:formula="of:=[.F2]*[.E2]" office:value-type="currency" office:currency="USD" office:value="50.8" calcext:value-type="currency">
            <text:p>$50.80</text:p>
          </table:table-cell>
          <table:table-cell office:value-type="string" calcext:value-type="string">
            <text:p>M10x1.0x35</text:p>
          </table:table-cell>
          <table:table-cell office:value-type="string" calcext:value-type="string">
            <text:p>https://www.amazon.com/gp/product/B000CPCOAM/ref=crt_ewc_title_huc_1?ie=UTF8&amp;psc=1&amp;smid=ATVPDKIKX0D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ar Axle Seal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91251-HN8-00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3]*[.E3]" office:value-type="currency" office:currency="USD" office:value="19.98" calcext:value-type="currency">
            <text:p>$19.98</text:p>
          </table:table-cell>
          <table:table-cell office:value-type="string" calcext:value-type="string">
            <text:p>Honda ATV oil seal</text:p>
          </table:table-cell>
          <table:table-cell office:value-type="string" calcext:value-type="string">
            <text:p>https://www.amazon.com/gp/product/B07X13SBK7/ref=ppx_yo_dt_b_asin_image_o01_s00?ie=UTF8&amp;psc=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10x1.0 Plug</text:p>
          </table:table-cell>
          <table:table-cell office:value-type="string" calcext:value-type="string">
            <text:p>Belmetric.com</text:p>
          </table:table-cell>
          <table:table-cell office:value-type="string" calcext:value-type="string">
            <text:p>Belmetric</text:p>
          </table:table-cell>
          <table:table-cell office:value-type="string" calcext:value-type="string">
            <text:p>BLP10X1.0D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[.F4]*[.E4]" office:value-type="currency" office:currency="USD" office:value="1.6" calcext:value-type="currency">
            <text:p>$1.60</text:p>
          </table:table-cell>
          <table:table-cell/>
          <table:table-cell office:value-type="string" calcext:value-type="string">
            <text:p>https://www.belmetric.com/double-flare-c-17_564_1107_1109/blp10x10df-metric-brake-line-plug-p-13727.htm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10 copper washer</text:p>
          </table:table-cell>
          <table:table-cell office:value-type="string" calcext:value-type="string">
            <text:p>O-Reilly Auto</text:p>
          </table:table-cell>
          <table:table-cell office:value-type="string" calcext:value-type="string">
            <text:p>O-Reilly</text:p>
          </table:table-cell>
          <table:table-cell office:value-type="string" calcext:value-type="string">
            <text:p>generi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49" calcext:value-type="currency">
            <text:p>$5.49</text:p>
          </table:table-cell>
          <table:table-cell table:formula="of:=[.F5]*[.E5]" office:value-type="currency" office:currency="USD" office:value="5.49" calcext:value-type="currency">
            <text:p>$5.49</text:p>
          </table:table-cell>
          <table:table-cell office:value-type="string" calcext:value-type="string">
            <text:p>Pack of 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liper/Rotor Kit</text:p>
          </table:table-cell>
          <table:table-cell office:value-type="string" calcext:value-type="string">
            <text:p>RockAuto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KCOE587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51.77" calcext:value-type="currency">
            <text:p>$251.77</text:p>
          </table:table-cell>
          <table:table-cell table:formula="of:=[.F6]*[.E6]" office:value-type="currency" office:currency="USD" office:value="251.77" calcext:value-type="currency">
            <text:p>$251.77</text:p>
          </table:table-cell>
          <table:table-cell office:value-type="string" calcext:value-type="string">
            <text:p>2015 4Runner, 14BD caliper</text:p>
          </table:table-cell>
          <table:table-cell office:value-type="string" calcext:value-type="string">
            <text:p>https://www.rockauto.com/en/moreinfo.php?pk=7486048&amp;jsn=7&amp;_nck=Ekt6BqBF1pwlXdx0gYlm1eLc36x7RagAV9qWoBGYzks2kIIGcMG6lO8mzyvuCBySnSGoDupqWH3L9C34G%2BaekUTxNKs6FKOLFiQxC8AQboEsDgEc5lNAo26epB499tJW3Ub9V1uS33mnhKZ9%2BsITVrLssE8F4iu6FMOYzj41pII5ZGTlD9iYkT5C%2FlSM4RKPzjIJqBQ3OpIHRtIBU%2FVQTqBTJnrOA17xuLbyehnuUwZ5Je4wwf7h%2FD1p%2BSlTmiSAMM8f62a5YfckYWbt070TSCHaPaXOvbHcJSQPd1Wl7ZC385S1MjdiPBhFxwGM8V4l%2BAN1%2FrG2IBtoMxpVyKgfQMI%2FoEzeFVhRXGTgPN3cvXJNDPVxH3XXUSw1XanlKWJQ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xle Shafts</text:p>
          </table:table-cell>
          <table:table-cell table:number-columns-repeated="2" office:value-type="string" calcext:value-type="string">
            <text:p>Nitro Gear</text:p>
          </table:table-cell>
          <table:table-cell office:value-type="string" calcext:value-type="string">
            <text:p>AXTFF30-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71.43" calcext:value-type="currency">
            <text:p>$271.43</text:p>
          </table:table-cell>
          <table:table-cell table:formula="of:=[.F7]*[.E7]" office:value-type="currency" office:currency="USD" office:value="542.86" calcext:value-type="currency">
            <text:p>$542.86</text:p>
          </table:table-cell>
          <table:table-cell office:value-type="string" calcext:value-type="string">
            <text:p>Cut to length FF axle shafts</text:p>
          </table:table-cell>
          <table:table-cell office:value-type="string" calcext:value-type="string">
            <text:p>https://www.nitro-gear.com/AXTFF30-L-p/axtff30-l.ht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dapters</text:p>
          </table:table-cell>
          <table:table-cell table:number-columns-repeated="2" office:value-type="string" calcext:value-type="string">
            <text:p>Send Cut Se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69.9" calcext:value-type="currency">
            <text:p>$269.90</text:p>
          </table:table-cell>
          <table:table-cell table:formula="of:=[.F8]*[.E8]" office:value-type="currency" office:currency="USD" office:value="269.9" calcext:value-type="currency">
            <text:p>$269.90</text:p>
          </table:table-cell>
          <table:table-cell office:value-type="string" calcext:value-type="string">
            <text:p>2 of each adapter. Save 20% using “SOLOSAVES20”</text:p>
          </table:table-cell>
          <table:table-cell office:value-type="string" calcext:value-type="string">
            <text:p>https://sendcutsend.co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indle Mounting Bolt</text:p>
          </table:table-cell>
          <table:table-cell table:number-columns-repeated="2" office:value-type="string" calcext:value-type="string">
            <text:p>Bolt Depot</text:p>
          </table:table-cell>
          <table:table-cell table:style-name="Default" office:value-type="float" office:value="15754" calcext:value-type="float">
            <text:p>15754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.11" calcext:value-type="currency">
            <text:p>$1.11</text:p>
          </table:table-cell>
          <table:table-cell table:formula="of:=[.F9]*[.E9]" office:value-type="currency" office:currency="USD" office:value="17.76" calcext:value-type="currency">
            <text:p>$17.76</text:p>
          </table:table-cell>
          <table:table-cell table:style-name="Default" office:value-type="string" calcext:value-type="string">
            <text:p>M10x1.25x50 Socket Head Bolt</text:p>
          </table:table-cell>
          <table:table-cell office:value-type="string" calcext:value-type="string">
            <text:p>https://www.boltdepot.com/Product-Details.aspx?product=1575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dapter Mounting Bolt</text:p>
          </table:table-cell>
          <table:table-cell table:number-columns-repeated="2" office:value-type="string" calcext:value-type="string">
            <text:p>Bolt Depot</text:p>
          </table:table-cell>
          <table:table-cell table:style-name="Default" office:value-type="float" office:value="15753" calcext:value-type="float">
            <text:p>15753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F10]*[.E10]" office:value-type="currency" office:currency="USD" office:value="7.28" calcext:value-type="currency">
            <text:p>$7.28</text:p>
          </table:table-cell>
          <table:table-cell table:style-name="Default" office:value-type="string" calcext:value-type="string">
            <text:p>M10x1.25x40 Socket Head Bolt</text:p>
          </table:table-cell>
          <table:table-cell office:value-type="string" calcext:value-type="string">
            <text:p><text:a xlink:href="https://www.boltdepot.com/Product-Details.aspx?product=15753" xlink:type="simple">https://www.boltdepot.com/Product-Details.aspx?product=15753</text:a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10 Lock Washers</text:p>
          </table:table-cell>
          <table:table-cell table:number-columns-repeated="2" office:value-type="string" calcext:value-type="string">
            <text:p>Bolt Depot</text:p>
          </table:table-cell>
          <table:table-cell table:style-name="Default" office:value-type="float" office:value="14829" calcext:value-type="float">
            <text:p>14829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F11]*[.E11]" office:value-type="currency" office:currency="USD" office:value="2.16" calcext:value-type="currency">
            <text:p>$2.16</text:p>
          </table:table-cell>
          <table:table-cell table:style-name="Default" office:value-type="string" calcext:value-type="string">
            <text:p>M10 Lock Washers</text:p>
          </table:table-cell>
          <table:table-cell office:value-type="string" calcext:value-type="string">
            <text:p><text:a xlink:href="https://www.boltdepot.com/Product-Details.aspx?product=14829" xlink:type="simple">https://www.boltdepot.com/Product-Details.aspx?product=14829</text:a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10 Nuts</text:p>
          </table:table-cell>
          <table:table-cell table:number-columns-repeated="2" office:value-type="string" calcext:value-type="string">
            <text:p>Bolt Depot</text:p>
          </table:table-cell>
          <table:table-cell office:value-type="float" office:value="15274" calcext:value-type="float">
            <text:p>15274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F12]*[.E12]" office:value-type="currency" office:currency="USD" office:value="9.6" calcext:value-type="currency">
            <text:p>$9.60</text:p>
          </table:table-cell>
          <table:table-cell office:value-type="string" calcext:value-type="string">
            <text:p>M10x1.25 Nuts</text:p>
          </table:table-cell>
          <table:table-cell office:value-type="string" calcext:value-type="string">
            <text:p><text:a xlink:href="https://www.boltdepot.com/Product-Details.aspx?product=15274" xlink:type="simple">https://www.boltdepot.com/Product-Details.aspx?product=15274</text:a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xle Shaft Bolts</text:p>
          </table:table-cell>
          <table:table-cell table:number-columns-repeated="2" office:value-type="string" calcext:value-type="string">
            <text:p>Bolt Depot</text:p>
          </table:table-cell>
          <table:table-cell office:value-type="float" office:value="6561" calcext:value-type="float">
            <text:p>6561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0.26" calcext:value-type="currency">
            <text:p>$0.26</text:p>
          </table:table-cell>
          <table:table-cell table:formula="of:=[.F13]*[.E13]" office:value-type="currency" office:currency="USD" office:value="3.12" calcext:value-type="currency">
            <text:p>$3.12</text:p>
          </table:table-cell>
          <table:table-cell office:value-type="string" calcext:value-type="string">
            <text:p>M8x1.25X20 Socket Head Bolt</text:p>
          </table:table-cell>
          <table:table-cell office:value-type="string" calcext:value-type="string">
            <text:p><text:a xlink:href="https://www.boltdepot.com/Product-Details.aspx?product=6561" xlink:type="simple">https://www.boltdepot.com/Product-Details.aspx?product=6561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ont Brake Line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[.F14]*[.E14]" office:value-type="currency" office:currency="USD" office:value="56" calcext:value-type="currency">
            <text:p>$56.00</text:p>
          </table:table-cell>
          <table:table-cell table:style-name="Default" office:value-type="string" calcext:value-type="string">
            <text:p>M10x1.0 Male and M10x1.0 Female, 26”</text:p>
          </table:table-cell>
          <table:table-cell office:value-type="string" calcext:value-type="string">
            <text:p>https://frontrangeoffroadfab.com/stainless-braided-brake-hoses/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ar Brake Line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[.F15]*[.E15]" office:value-type="currency" office:currency="USD" office:value="28" calcext:value-type="currency">
            <text:p>$28.00</text:p>
          </table:table-cell>
          <table:table-cell table:style-name="Default" office:value-type="string" calcext:value-type="string">
            <text:p>M10x1.0 Male and M10x1.0 Female, 26”</text:p>
          </table:table-cell>
          <table:table-cell office:value-type="string" calcext:value-type="string">
            <text:p>https://frontrangeoffroadfab.com/stainless-braided-brake-hoses/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ar Caliper Line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currency" office:currency="USD" office:value="26" calcext:value-type="currency">
            <text:p>$26.00</text:p>
          </table:table-cell>
          <table:table-cell table:formula="of:=[.F16]*[.E16]" office:value-type="currency" office:currency="USD" office:value="52" calcext:value-type="currency">
            <text:p>$52.00</text:p>
          </table:table-cell>
          <table:table-cell table:style-name="Default" office:value-type="string" calcext:value-type="string">
            <text:p>M10x1.0 Male and M10x1.0 Female, 12”</text:p>
          </table:table-cell>
          <table:table-cell office:value-type="string" calcext:value-type="string">
            <text:p>https://frontrangeoffroadfab.com/stainless-braided-brake-hoses/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USD" office:value="53.99" calcext:value-type="currency">
            <text:p>$53.99</text:p>
          </table:table-cell>
          <table:table-cell table:formula="of:=[.F17]*[.E17]" office:value-type="currency" office:currency="USD" office:value="107.98" calcext:value-type="currency">
            <text:p>$107.98</text:p>
          </table:table-cell>
          <table:table-cell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O17]*[.N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X17]*[.W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G17]*[.AF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P17]*[.AO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Y17]*[.AX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BH17]*[.BG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BQ17]*[.BP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BZ17]*[.BY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CI17]*[.CH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CR17]*[.CQ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DA17]*[.CZ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DJ17]*[.DI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DS17]*[.DR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EB17]*[.EA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EK17]*[.EJ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ET17]*[.ES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FC17]*[.FB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FL17]*[.FK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FU17]*[.FT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GD17]*[.GC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GM17]*[.GL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GV17]*[.GU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HE17]*[.HD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HN17]*[.HM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HW17]*[.HV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IF17]*[.IE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IO17]*[.IN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IX17]*[.IW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JG17]*[.JF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JP17]*[.JO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JY17]*[.JX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KH17]*[.KG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KQ17]*[.KP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KZ17]*[.KY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LI17]*[.LH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LR17]*[.LQ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MA17]*[.LZ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MJ17]*[.MI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MS17]*[.MR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NB17]*[.NA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NK17]*[.NJ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NT17]*[.NS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OC17]*[.OB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OL17]*[.OK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OU17]*[.OT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PD17]*[.PC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PM17]*[.PL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PV17]*[.PU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QE17]*[.QD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QN17]*[.QM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QW17]*[.QV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RF17]*[.RE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RO17]*[.RN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RX17]*[.RW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SG17]*[.SF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SP17]*[.SO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SY17]*[.SX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TH17]*[.TG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TQ17]*[.TP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TZ17]*[.TY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UI17]*[.UH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UR17]*[.UQ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VA17]*[.UZ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VJ17]*[.VI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VS17]*[.VR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WB17]*[.WA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WK17]*[.WJ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WT17]*[.WS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XC17]*[.XB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XL17]*[.XK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XU17]*[.XT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YD17]*[.YC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YM17]*[.YL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YV17]*[.YU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ZE17]*[.ZD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ZN17]*[.ZM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ZW17]*[.ZV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AF17]*[.AAE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AO17]*[.AAN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AX17]*[.AAW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BG17]*[.ABF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BP17]*[.ABO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BY17]*[.ABX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CH17]*[.ACG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CQ17]*[.ACP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CZ17]*[.ACY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DI17]*[.ADH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DR17]*[.ADQ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EA17]*[.ADZ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EJ17]*[.AEI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ES17]*[.AER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FB17]*[.AFA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FK17]*[.AFJ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FT17]*[.AFS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GC17]*[.AGB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GL17]*[.AGK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GU17]*[.AGT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HD17]*[.AHC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HM17]*[.AHL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HV17]*[.AHU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IE17]*[.AID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IN17]*[.AIM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IW17]*[.AIV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JF17]*[.AJE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JO17]*[.AJN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JX17]*[.AJW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KG17]*[.AKF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KP17]*[.AKO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KY17]*[.AKX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LH17]*[.ALG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LQ17]*[.ALP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LZ17]*[.ALY17]" office:value-type="currency" office:currency="USD" office:value="107.98" calcext:value-type="currency">
            <text:p>$107.98</text:p>
          </table:table-cell>
          <table:table-cell table:style-name="ce5"/>
          <table:table-cell office:value-type="string" calcext:value-type="string">
            <text:p>https://frontrangeoffroadfab.com/wheel-bearing-kit/</text:p>
          </table:table-cell>
          <table:table-cell table:style-name="ce2" office:value-type="string" calcext:value-type="string">
            <text:p>Wheel Bearing Kit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style-name="ce5" office:value-type="currency" office:currency="USD" office:value="53.99" calcext:value-type="currency">
            <text:p>$53.99</text:p>
          </table:table-cell>
          <table:table-cell table:style-name="ce5" table:formula="of:=[.AMI17]*[.AMH17]" office:value-type="currency" office:currency="USD" office:value="107.98" calcext:value-type="currency">
            <text:p>$107.98</text:p>
          </table:table-cell>
        </table:table-row>
        <table:table-row table:style-name="ro1">
          <table:table-cell table:style-name="ce3" office:value-type="string" calcext:value-type="string">
            <text:p>Proportioning Valve</text:p>
          </table:table-cell>
          <table:table-cell office:value-type="string" calcext:value-type="string">
            <text:p>Front Range Offroad</text:p>
          </table:table-cell>
          <table:table-cell office:value-type="string" calcext:value-type="string">
            <text:p>FROR</text:p>
          </table:table-cell>
          <table:table-cell office:value-type="string" calcext:value-type="string">
            <text:p>‎260-109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9" calcext:value-type="currency">
            <text:p>$79.00</text:p>
          </table:table-cell>
          <table:table-cell table:formula="of:=[.F18]*[.E18]" office:value-type="currency" office:currency="USD" office:value="79" calcext:value-type="currency">
            <text:p>$79.00</text:p>
          </table:table-cell>
          <table:table-cell office:value-type="string" calcext:value-type="string">
            <text:p>Prop valve kit with adapters</text:p>
          </table:table-cell>
          <table:table-cell office:value-type="string" calcext:value-type="string">
            <text:p>https://frontrangeoffroadfab.com/proportioning-valve-kit/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FA Hub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yota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Default" office:value-type="string" calcext:value-type="string">
            <text:p>Toyota SFA Hub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pindl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yota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style-name="Default" office:value-type="string" calcext:value-type="string">
            <text:p>Toyota SFA Spindl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table:formula="of:=SUM([.G$1:.G$1048576])" office:value-type="currency" office:currency="USD" office:value="1515.28" calcext:value-type="currency">
            <text:p>$1,515.2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le to Male M10x1.0 Fitting</text:p>
          </table:table-cell>
          <table:table-cell office:value-type="string" calcext:value-type="string">
            <text:p>Fittings.space</text:p>
          </table:table-cell>
          <table:table-cell office:value-type="string" calcext:value-type="string">
            <text:p>Dynapex</text:p>
          </table:table-cell>
          <table:table-cell office:value-type="string" calcext:value-type="string">
            <text:p>gtm21_2m10x10m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8" calcext:value-type="currency">
            <text:p>$9.98</text:p>
          </table:table-cell>
          <table:table-cell table:formula="of:=[.F25]*[.E25]" office:value-type="currency" office:currency="USD" office:value="9.98" calcext:value-type="currency">
            <text:p>$9.98</text:p>
          </table:table-cell>
          <table:table-cell office:value-type="string" calcext:value-type="string">
            <text:p>M10x1.0 male to male inverted flare adapter</text:p>
          </table:table-cell>
          <table:table-cell office:value-type="string" calcext:value-type="string">
            <text:p>https://www.fittings.space/gtm21-2m10x10mi</text:p>
          </table:table-cell>
          <table:table-cell table:number-columns-repeated="1015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09:12:51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1-10-23T09:16:14.512000000</dc:date>
    <meta:editing-duration>P2DT16H54M10S</meta:editing-duration>
    <meta:editing-cycles>26</meta:editing-cycles>
    <meta:document-statistic meta:table-count="1" meta:cell-count="969" meta:object-count="0"/>
  </office:meta>
</office:document-meta>
</file>